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
  <office:body>
    <office:text>
      <text:h text:outline-level="1" text:style-name="Heading_1" text:is-list-header="true">Banco de Dados db_sistema</text:h>
      <text:h text:outline-level="2" text:style-name="Heading_2" text:is-list-header="true">Estrutura da tabela tbl_cadastro_login</text:h>
      <table:table table:name="tbl_cadastro_login_data">
        <table:table-column table:number-columns-repeated="5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MIME</text:p>
          </table:table-cell>
        </table:table-row>
        <table:table-row>
          <table:table-cell office:value-type="string">
            <text:p>codigo_usuario</text:p>
          </table:table-cell>
          <table:table-cell office:value-type="string">
            <text:p>int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e_solicitante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f</text:p>
          </table:table-cell>
          <table:table-cell office:value-type="string">
            <text:p>varchar(3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ndereco</text:p>
          </table:table-cell>
          <table:table-cell office:value-type="string">
            <text:p>varchar(7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idade</text:p>
          </table:table-cell>
          <table:table-cell office:value-type="string">
            <text:p>varchar(5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tado</text:p>
          </table:table-cell>
          <table:table-cell office:value-type="string">
            <text:p>varchar(5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ep</text:p>
          </table:table-cell>
          <table:table-cell office:value-type="string">
            <text:p>varchar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lefone</text:p>
          </table:table-cell>
          <table:table-cell office:value-type="string">
            <text:p>varchar(4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Extraindo dados da tabela tbl_cadastro_login</text:h>
      <table:table table:name="tbl_cadastro_login_structure">
        <table:table-column table:number-columns-repeated="9"/>
        <table:table-row>
          <table:table-cell office:value-type="string">
            <text:p>codigo_usuario</text:p>
          </table:table-cell>
          <table:table-cell office:value-type="string">
            <text:p>nome_solicitante</text:p>
          </table:table-cell>
          <table:table-cell office:value-type="string">
            <text:p>cpf</text:p>
          </table:table-cell>
          <table:table-cell office:value-type="string">
            <text:p>endereco</text:p>
          </table:table-cell>
          <table:table-cell office:value-type="string">
            <text:p>cidade</text:p>
          </table:table-cell>
          <table:table-cell office:value-type="string">
            <text:p>estado</text:p>
          </table:table-cell>
          <table:table-cell office:value-type="string">
            <text:p>cep</text:p>
          </table:table-cell>
          <table:table-cell office:value-type="string">
            <text:p>email</text:p>
          </table:table-cell>
          <table:table-cell office:value-type="string">
            <text:p>telefone</text:p>
          </table:table-cell>
        </table:table-row>
      </table:table>
      <text:h text:outline-level="2" text:style-name="Heading_2" text:is-list-header="true">Estrutura da tabela tbl_cadastro_login</text:h>
      <table:table table:name="tbl_cadastro_login_data">
        <table:table-column table:number-columns-repeated="5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MIME</text:p>
          </table:table-cell>
        </table:table-row>
        <table:table-row>
          <table:table-cell office:value-type="string">
            <text:p>codigo_usuario</text:p>
          </table:table-cell>
          <table:table-cell office:value-type="string">
            <text:p>int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e_solicitante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f</text:p>
          </table:table-cell>
          <table:table-cell office:value-type="string">
            <text:p>varchar(3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ndereco</text:p>
          </table:table-cell>
          <table:table-cell office:value-type="string">
            <text:p>varchar(7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idade</text:p>
          </table:table-cell>
          <table:table-cell office:value-type="string">
            <text:p>varchar(5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tado</text:p>
          </table:table-cell>
          <table:table-cell office:value-type="string">
            <text:p>varchar(5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ep</text:p>
          </table:table-cell>
          <table:table-cell office:value-type="string">
            <text:p>varchar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lefone</text:p>
          </table:table-cell>
          <table:table-cell office:value-type="string">
            <text:p>varchar(4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Estrutura da tabela tbl_cadastro_medico</text:h>
      <table:table table:name="tbl_cadastro_medico_data">
        <table:table-column table:number-columns-repeated="5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e_cadastrante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pecialidade_medico</text:p>
          </table:table-cell>
          <table:table-cell office:value-type="string">
            <text:p>varchar(6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e_medico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ora_entrada</text:p>
          </table:table-cell>
          <table:table-cell office:value-type="string">
            <text:p>varchar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ora_saida</text:p>
          </table:table-cell>
          <table:table-cell office:value-type="string">
            <text:p>varchar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_cadastro</text:p>
          </table:table-cell>
          <table:table-cell office:value-type="string">
            <text:p>varchar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ivel_procura</text:p>
          </table:table-cell>
          <table:table-cell office:value-type="string">
            <text:p>varchar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ocal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titude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ongitude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Extraindo dados da tabela tbl_cadastro_medico</text:h>
      <table:table table:name="tbl_cadastro_medico_structure">
        <table:table-column table:number-columns-repeated="11"/>
        <table:table-row>
          <table:table-cell office:value-type="string">
            <text:p>id</text:p>
          </table:table-cell>
          <table:table-cell office:value-type="string">
            <text:p>nome_cadastrante</text:p>
          </table:table-cell>
          <table:table-cell office:value-type="string">
            <text:p>especialidade_medico</text:p>
          </table:table-cell>
          <table:table-cell office:value-type="string">
            <text:p>nome_medico</text:p>
          </table:table-cell>
          <table:table-cell office:value-type="string">
            <text:p>hora_entrada</text:p>
          </table:table-cell>
          <table:table-cell office:value-type="string">
            <text:p>hora_saida</text:p>
          </table:table-cell>
          <table:table-cell office:value-type="string">
            <text:p>data_cadastro</text:p>
          </table:table-cell>
          <table:table-cell office:value-type="string">
            <text:p>nivel_procura</text:p>
          </table:table-cell>
          <table:table-cell office:value-type="string">
            <text:p>local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00587100192</text:p>
          </table:table-cell>
          <table:table-cell office:value-type="string">
            <text:p>Pediatria</text:p>
          </table:table-cell>
          <table:table-cell office:value-type="string">
            <text:p>ggiluhli</text:p>
          </table:table-cell>
          <table:table-cell office:value-type="string">
            <text:p>23:00</text:p>
          </table:table-cell>
          <table:table-cell office:value-type="string">
            <text:p>24:00</text:p>
          </table:table-cell>
          <table:table-cell office:value-type="string">
            <text:p>07/09/16</text:p>
          </table:table-cell>
          <table:table-cell office:value-type="string">
            <text:p>Alta</text:p>
          </table:table-cell>
          <table:table-cell office:value-type="string">
            <text:p>QR 318 CONJ D CASA 19</text:p>
          </table:table-cell>
          <table:table-cell office:value-type="string">
            <text:p>-16.00840334031377</text:p>
          </table:table-cell>
          <table:table-cell office:value-type="string">
            <text:p>-47.9972090478517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00587100192</text:p>
          </table:table-cell>
          <table:table-cell office:value-type="string">
            <text:p>Pediatria</text:p>
          </table:table-cell>
          <table:table-cell office:value-type="string">
            <text:p>gigiu</text:p>
          </table:table-cell>
          <table:table-cell office:value-type="string">
            <text:p>10:00</text:p>
          </table:table-cell>
          <table:table-cell office:value-type="string">
            <text:p>15:00</text:p>
          </table:table-cell>
          <table:table-cell office:value-type="string">
            <text:p>07/09/16</text:p>
          </table:table-cell>
          <table:table-cell office:value-type="string">
            <text:p>Média</text:p>
          </table:table-cell>
          <table:table-cell office:value-type="string">
            <text:p>QR 318 CONJ D CASA 19</text:p>
          </table:table-cell>
          <table:table-cell office:value-type="string">
            <text:p>-16.00840334031377</text:p>
          </table:table-cell>
          <table:table-cell office:value-type="string">
            <text:p>-47.9972090478517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00587100192</text:p>
          </table:table-cell>
          <table:table-cell office:value-type="string">
            <text:p>Ginecologista</text:p>
          </table:table-cell>
          <table:table-cell office:value-type="string">
            <text:p>Mario0000</text:p>
          </table:table-cell>
          <table:table-cell office:value-type="string">
            <text:p>10:00</text:p>
          </table:table-cell>
          <table:table-cell office:value-type="string">
            <text:p>14:00</text:p>
          </table:table-cell>
          <table:table-cell office:value-type="string">
            <text:p>14/09/16</text:p>
          </table:table-cell>
          <table:table-cell office:value-type="string">
            <text:p>Média</text:p>
          </table:table-cell>
          <table:table-cell office:value-type="string">
            <text:p>QR 318 CONJ D CASA 19</text:p>
          </table:table-cell>
          <table:table-cell office:value-type="string">
            <text:p>-16.0036155</text:p>
          </table:table-cell>
          <table:table-cell office:value-type="string">
            <text:p>-47.9872688</text:p>
          </table:table-cell>
        </table:table-row>
      </table:table>
      <text:h text:outline-level="2" text:style-name="Heading_2" text:is-list-header="true">Estrutura da tabela tbl_cadastro_medico</text:h>
      <table:table table:name="tbl_cadastro_medico_data">
        <table:table-column table:number-columns-repeated="5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e_cadastrante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pecialidade_medico</text:p>
          </table:table-cell>
          <table:table-cell office:value-type="string">
            <text:p>varchar(6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e_medico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ora_entrada</text:p>
          </table:table-cell>
          <table:table-cell office:value-type="string">
            <text:p>varchar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ora_saida</text:p>
          </table:table-cell>
          <table:table-cell office:value-type="string">
            <text:p>varchar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_cadastro</text:p>
          </table:table-cell>
          <table:table-cell office:value-type="string">
            <text:p>varchar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ivel_procura</text:p>
          </table:table-cell>
          <table:table-cell office:value-type="string">
            <text:p>varchar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ocal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titude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ongitude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Estrutura da tabela tbl_cadastro_usuario</text:h>
      <table:table table:name="tbl_cadastro_usuario_data">
        <table:table-column table:number-columns-repeated="5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MIME</text:p>
          </table:table-cell>
        </table:table-row>
        <table:table-row>
          <table:table-cell office:value-type="string">
            <text:p>codigo_usuario</text:p>
          </table:table-cell>
          <table:table-cell office:value-type="string">
            <text:p>int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e_solicitante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f</text:p>
          </table:table-cell>
          <table:table-cell office:value-type="string">
            <text:p>varchar(3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ndereco</text:p>
          </table:table-cell>
          <table:table-cell office:value-type="string">
            <text:p>varchar(7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idade</text:p>
          </table:table-cell>
          <table:table-cell office:value-type="string">
            <text:p>varchar(5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tado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ep</text:p>
          </table:table-cell>
          <table:table-cell office:value-type="string">
            <text:p>varchar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lefone</text:p>
          </table:table-cell>
          <table:table-cell office:value-type="string">
            <text:p>varchar(4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esso</text:p>
          </table:table-cell>
          <table:table-cell office:value-type="string">
            <text:p>int(1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uncao</text:p>
          </table:table-cell>
          <table:table-cell office:value-type="string">
            <text:p>varchar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Extraindo dados da tabela tbl_cadastro_usuario</text:h>
      <table:table table:name="tbl_cadastro_usuario_structure">
        <table:table-column table:number-columns-repeated="11"/>
        <table:table-row>
          <table:table-cell office:value-type="string">
            <text:p>codigo_usuario</text:p>
          </table:table-cell>
          <table:table-cell office:value-type="string">
            <text:p>nome_solicitante</text:p>
          </table:table-cell>
          <table:table-cell office:value-type="string">
            <text:p>cpf</text:p>
          </table:table-cell>
          <table:table-cell office:value-type="string">
            <text:p>endereco</text:p>
          </table:table-cell>
          <table:table-cell office:value-type="string">
            <text:p>cidade</text:p>
          </table:table-cell>
          <table:table-cell office:value-type="string">
            <text:p>estado</text:p>
          </table:table-cell>
          <table:table-cell office:value-type="string">
            <text:p>cep</text:p>
          </table:table-cell>
          <table:table-cell office:value-type="string">
            <text:p>email</text:p>
          </table:table-cell>
          <table:table-cell office:value-type="string">
            <text:p>telefone</text:p>
          </table:table-cell>
          <table:table-cell office:value-type="string">
            <text:p>acesso</text:p>
          </table:table-cell>
          <table:table-cell office:value-type="string">
            <text:p>funcao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Joao da Venda</text:p>
          </table:table-cell>
          <table:table-cell office:value-type="string">
            <text:p>00587100192</text:p>
          </table:table-cell>
          <table:table-cell office:value-type="string">
            <text:p>424dsfsdfsdf</text:p>
          </table:table-cell>
          <table:table-cell office:value-type="string">
            <text:p>santa maria</text:p>
          </table:table-cell>
          <table:table-cell office:value-type="string">
            <text:p>DF</text:p>
          </table:table-cell>
          <table:table-cell office:value-type="string">
            <text:p>234234234</text:p>
          </table:table-cell>
          <table:table-cell office:value-type="string">
            <text:p>julianogabinicole@gmail.co</text:p>
          </table:table-cell>
          <table:table-cell office:value-type="string">
            <text:p>(22)2222-2222</text:p>
          </table:table-cell>
          <table:table-cell office:value-type="float" office:value="1">
            <text:p>1</text:p>
          </table:table-cell>
          <table:table-cell office:value-type="string">
            <text:p>Motorista</text:p>
          </table:table-cell>
        </table:table-row>
      </table:table>
      <text:h text:outline-level="2" text:style-name="Heading_2" text:is-list-header="true">Estrutura da tabela tbl_cadastro_usuario</text:h>
      <table:table table:name="tbl_cadastro_usuario_data">
        <table:table-column table:number-columns-repeated="5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MIME</text:p>
          </table:table-cell>
        </table:table-row>
        <table:table-row>
          <table:table-cell office:value-type="string">
            <text:p>codigo_usuario</text:p>
          </table:table-cell>
          <table:table-cell office:value-type="string">
            <text:p>int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e_solicitante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f</text:p>
          </table:table-cell>
          <table:table-cell office:value-type="string">
            <text:p>varchar(3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ndereco</text:p>
          </table:table-cell>
          <table:table-cell office:value-type="string">
            <text:p>varchar(7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idade</text:p>
          </table:table-cell>
          <table:table-cell office:value-type="string">
            <text:p>varchar(5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tado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ep</text:p>
          </table:table-cell>
          <table:table-cell office:value-type="string">
            <text:p>varchar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lefone</text:p>
          </table:table-cell>
          <table:table-cell office:value-type="string">
            <text:p>varchar(4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esso</text:p>
          </table:table-cell>
          <table:table-cell office:value-type="string">
            <text:p>int(1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uncao</text:p>
          </table:table-cell>
          <table:table-cell office:value-type="string">
            <text:p>varchar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Estrutura da tabela tbl_controle_administrador</text:h>
      <table:table table:name="tbl_controle_administrador_data">
        <table:table-column table:number-columns-repeated="5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e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nha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Extraindo dados da tabela tbl_controle_administrador</text:h>
      <table:table table:name="tbl_controle_administrador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nome</text:p>
          </table:table-cell>
          <table:table-cell office:value-type="string">
            <text:p>senha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123456</text:p>
          </table:table-cell>
        </table:table-row>
      </table:table>
      <text:h text:outline-level="2" text:style-name="Heading_2" text:is-list-header="true">Estrutura da tabela tbl_controle_administrador</text:h>
      <table:table table:name="tbl_controle_administrador_data">
        <table:table-column table:number-columns-repeated="5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e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nha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3.5.2.2</meta:generator>
    <meta:initial-creator>phpMyAdmin 3.5.2.2</meta:initial-creator>
    <meta:creation-date>2017-03-03T00:02:16</meta:creation-date>
  </office:meta>
</office:document-meta>
</file>